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ar" style:country-complex="EG"/>
    </style:style>
    <style:style style:name="T3" style:parent-style-name="DefaultParagraphFont" style:family="text">
      <style:text-properties style:language-complex="ar" style:country-complex="EG"/>
    </style:style>
    <style:style style:name="T4" style:parent-style-name="DefaultParagraphFont" style:family="text">
      <style:text-properties style:language-complex="ar" style:country-complex="EG"/>
    </style:style>
    <style:style style:name="T5" style:parent-style-name="DefaultParagraphFont" style:family="text">
      <style:text-properties style:language-complex="ar" style:country-complex="EG"/>
    </style:style>
    <style:style style:name="T6" style:parent-style-name="DefaultParagraphFont" style:family="text">
      <style:text-properties style:language-complex="ar" style:country-complex="EG"/>
    </style:style>
    <style:style style:name="T7" style:parent-style-name="DefaultParagraphFont" style:family="text">
      <style:text-properties style:language-complex="ar" style:country-complex="EG"/>
    </style:style>
    <style:style style:name="T8" style:parent-style-name="DefaultParagraphFont" style:family="text">
      <style:text-properties style:language-complex="ar" style:country-complex="EG"/>
    </style:style>
    <style:style style:name="T9" style:parent-style-name="DefaultParagraphFont" style:family="text">
      <style:text-properties style:language-complex="ar" style:country-complex="EG"/>
    </style:style>
    <style:style style:name="T10" style:parent-style-name="DefaultParagraphFont" style:family="text">
      <style:text-properties style:language-complex="ar" style:country-complex="EG"/>
    </style:style>
    <style:style style:name="T11" style:parent-style-name="DefaultParagraphFont" style:family="text">
      <style:text-properties style:language-complex="ar" style:country-complex="EG"/>
    </style:style>
    <style:style style:name="T12" style:parent-style-name="DefaultParagraphFont" style:family="text">
      <style:text-properties style:language-complex="ar" style:country-complex="EG"/>
    </style:style>
    <style:style style:name="T13" style:parent-style-name="DefaultParagraphFont" style:family="text">
      <style:text-properties style:language-complex="ar" style:country-complex="EG"/>
    </style:style>
    <style:style style:name="T14" style:parent-style-name="DefaultParagraphFont" style:family="text">
      <style:text-properties style:language-complex="ar" style:country-complex="EG"/>
    </style:style>
    <style:style style:name="T15" style:parent-style-name="DefaultParagraphFont" style:family="text">
      <style:text-properties style:language-complex="ar" style:country-complex="EG"/>
    </style:style>
    <style:style style:name="T16" style:parent-style-name="DefaultParagraphFont" style:family="text">
      <style:text-properties style:language-complex="ar" style:country-complex="EG"/>
    </style:style>
    <style:style style:name="T17" style:parent-style-name="DefaultParagraphFont" style:family="text">
      <style:text-properties style:language-complex="ar" style:country-complex="EG"/>
    </style:style>
    <style:style style:name="T18" style:parent-style-name="DefaultParagraphFont" style:family="text">
      <style:text-properties style:language-complex="ar" style:country-complex="EG"/>
    </style:style>
    <style:style style:name="T19" style:parent-style-name="DefaultParagraphFont" style:family="text">
      <style:text-properties style:language-complex="ar" style:country-complex="EG"/>
    </style:style>
    <style:style style:name="T20" style:parent-style-name="DefaultParagraphFont" style:family="text">
      <style:text-properties style:language-complex="ar" style:country-complex="EG"/>
    </style:style>
    <style:style style:name="T21" style:parent-style-name="DefaultParagraphFont" style:family="text">
      <style:text-properties style:language-complex="ar" style:country-complex="EG"/>
    </style:style>
    <style:style style:name="T22" style:parent-style-name="DefaultParagraphFont" style:family="text">
      <style:text-properties style:language-complex="ar" style:country-complex="EG"/>
    </style:style>
    <style:style style:name="T23" style:parent-style-name="DefaultParagraphFont" style:family="text">
      <style:text-properties style:language-complex="ar" style:country-complex="EG"/>
    </style:style>
    <style:style style:name="T24" style:parent-style-name="DefaultParagraphFont" style:family="text">
      <style:text-properties style:language-complex="ar" style:country-complex="EG"/>
    </style:style>
    <style:style style:name="T25" style:parent-style-name="DefaultParagraphFont" style:family="text">
      <style:text-properties style:language-complex="ar" style:country-complex="EG"/>
    </style:style>
    <style:style style:name="T26" style:parent-style-name="DefaultParagraphFont" style:family="text">
      <style:text-properties style:language-complex="ar" style:country-complex="EG"/>
    </style:style>
    <style:style style:name="T27" style:parent-style-name="DefaultParagraphFont" style:family="text">
      <style:text-properties style:language-complex="ar" style:country-complex="EG"/>
    </style:style>
    <style:style style:name="T28" style:parent-style-name="DefaultParagraphFont" style:family="text">
      <style:text-properties style:language-complex="ar" style:country-complex="EG"/>
    </style:style>
    <style:style style:name="T29" style:parent-style-name="DefaultParagraphFont" style:family="text">
      <style:text-properties style:language-complex="ar" style:country-complex="EG"/>
    </style:style>
    <style:style style:name="T30" style:parent-style-name="DefaultParagraphFont" style:family="text">
      <style:text-properties style:language-complex="ar" style:country-complex="EG"/>
    </style:style>
    <style:style style:name="T31" style:parent-style-name="DefaultParagraphFont" style:family="text">
      <style:text-properties style:language-complex="ar" style:country-complex="EG"/>
    </style:style>
    <style:style style:name="T32" style:parent-style-name="DefaultParagraphFont" style:family="text">
      <style:text-properties style:language-complex="ar" style:country-complex="EG"/>
    </style:style>
    <style:style style:name="T33" style:parent-style-name="DefaultParagraphFont" style:family="text">
      <style:text-properties style:language-complex="ar" style:country-complex="EG"/>
    </style:style>
    <style:style style:name="T34" style:parent-style-name="DefaultParagraphFont" style:family="text">
      <style:text-properties style:language-complex="ar" style:country-complex="EG"/>
    </style:style>
    <style:style style:name="T35" style:parent-style-name="DefaultParagraphFont" style:family="text">
      <style:text-properties style:language-complex="ar" style:country-complex="EG"/>
    </style:style>
    <style:style style:name="T36" style:parent-style-name="DefaultParagraphFont" style:family="text">
      <style:text-properties style:language-complex="ar" style:country-complex="EG"/>
    </style:style>
    <style:style style:name="T37" style:parent-style-name="DefaultParagraphFont" style:family="text">
      <style:text-properties style:language-complex="ar" style:country-complex="EG"/>
    </style:style>
    <style:style style:name="T38" style:parent-style-name="DefaultParagraphFont" style:family="text">
      <style:text-properties style:language-complex="ar" style:country-complex="EG"/>
    </style:style>
    <style:style style:name="T39" style:parent-style-name="DefaultParagraphFont" style:family="text">
      <style:text-properties style:language-complex="ar" style:country-complex="EG"/>
    </style:style>
    <style:style style:name="T40" style:parent-style-name="DefaultParagraphFont" style:family="text">
      <style:text-properties style:language-complex="ar" style:country-complex="EG"/>
    </style:style>
    <style:style style:name="T41" style:parent-style-name="DefaultParagraphFont" style:family="text">
      <style:text-properties style:language-complex="ar" style:country-complex="EG"/>
    </style:style>
    <style:style style:name="T42" style:parent-style-name="DefaultParagraphFont" style:family="text">
      <style:text-properties style:language-complex="ar" style:country-complex="EG"/>
    </style:style>
    <style:style style:name="T43" style:parent-style-name="DefaultParagraphFont" style:family="text">
      <style:text-properties style:language-complex="ar" style:country-complex="EG"/>
    </style:style>
    <style:style style:name="T44" style:parent-style-name="DefaultParagraphFont" style:family="text">
      <style:text-properties style:language-complex="ar" style:country-complex="EG"/>
    </style:style>
    <style:style style:name="T45" style:parent-style-name="DefaultParagraphFont" style:family="text">
      <style:text-properties style:language-complex="ar" style:country-complex="EG"/>
    </style:style>
    <style:style style:name="T46" style:parent-style-name="DefaultParagraphFont" style:family="text">
      <style:text-properties style:language-complex="ar" style:country-complex="EG"/>
    </style:style>
    <style:style style:name="T47" style:parent-style-name="DefaultParagraphFont" style:family="text">
      <style:text-properties style:language-complex="ar" style:country-complex="EG"/>
    </style:style>
    <style:style style:name="T48" style:parent-style-name="DefaultParagraphFont" style:family="text">
      <style:text-properties style:language-complex="ar" style:country-complex="EG"/>
    </style:style>
    <style:style style:name="T49" style:parent-style-name="DefaultParagraphFont" style:family="text">
      <style:text-properties style:language-complex="ar" style:country-complex="EG"/>
    </style:style>
    <style:style style:name="T50" style:parent-style-name="DefaultParagraphFont" style:family="text">
      <style:text-properties style:language-complex="ar" style:country-complex="EG"/>
    </style:style>
    <style:style style:name="T51" style:parent-style-name="DefaultParagraphFont" style:family="text">
      <style:text-properties style:language-complex="ar" style:country-complex="EG"/>
    </style:style>
    <style:style style:name="T52" style:parent-style-name="DefaultParagraphFont" style:family="text">
      <style:text-properties style:language-complex="ar" style:country-complex="EG"/>
    </style:style>
    <style:style style:name="T53" style:parent-style-name="DefaultParagraphFont" style:family="text">
      <style:text-properties style:language-complex="ar" style:country-complex="EG"/>
    </style:style>
    <style:style style:name="T54" style:parent-style-name="DefaultParagraphFont" style:family="text">
      <style:text-properties style:language-complex="ar" style:country-complex="EG"/>
    </style:style>
    <style:style style:name="T55" style:parent-style-name="DefaultParagraphFont" style:family="text">
      <style:text-properties style:language-complex="ar" style:country-complex="EG"/>
    </style:style>
    <style:style style:name="T56" style:parent-style-name="DefaultParagraphFont" style:family="text">
      <style:text-properties style:language-complex="ar" style:country-complex="EG"/>
    </style:style>
    <style:style style:name="T57" style:parent-style-name="DefaultParagraphFont" style:family="text">
      <style:text-properties style:language-complex="ar" style:country-complex="EG"/>
    </style:style>
    <style:style style:name="T58" style:parent-style-name="DefaultParagraphFont" style:family="text">
      <style:text-properties style:language-complex="ar" style:country-complex="EG"/>
    </style:style>
    <style:style style:name="T59" style:parent-style-name="DefaultParagraphFont" style:family="text">
      <style:text-properties style:language-complex="ar" style:country-complex="EG"/>
    </style:style>
    <style:style style:name="T60" style:parent-style-name="DefaultParagraphFont" style:family="text">
      <style:text-properties style:language-complex="ar" style:country-complex="EG"/>
    </style:style>
    <style:style style:name="T61" style:parent-style-name="DefaultParagraphFont" style:family="text">
      <style:text-properties style:language-complex="ar" style:country-complex="EG"/>
    </style:style>
    <style:style style:name="T62" style:parent-style-name="DefaultParagraphFont" style:family="text">
      <style:text-properties style:language-complex="ar" style:country-complex="EG"/>
    </style:style>
    <style:style style:name="T63" style:parent-style-name="DefaultParagraphFont" style:family="text">
      <style:text-properties style:language-complex="ar" style:country-complex="EG"/>
    </style:style>
    <style:style style:name="T64" style:parent-style-name="DefaultParagraphFont" style:family="text">
      <style:text-properties style:language-complex="ar" style:country-complex="EG"/>
    </style:style>
    <style:style style:name="T65" style:parent-style-name="DefaultParagraphFont" style:family="text">
      <style:text-properties style:language-complex="ar" style:country-complex="EG"/>
    </style:style>
    <style:style style:name="T66" style:parent-style-name="DefaultParagraphFont" style:family="text">
      <style:text-properties style:language-complex="ar" style:country-complex="EG"/>
    </style:style>
    <style:style style:name="T67" style:parent-style-name="DefaultParagraphFont" style:family="text">
      <style:text-properties style:language-complex="ar" style:country-complex="EG"/>
    </style:style>
    <style:style style:name="T68" style:parent-style-name="DefaultParagraphFont" style:family="text">
      <style:text-properties style:language-complex="ar" style:country-complex="EG"/>
    </style:style>
    <style:style style:name="T69" style:parent-style-name="DefaultParagraphFont" style:family="text">
      <style:text-properties style:language-complex="ar" style:country-complex="EG"/>
    </style:style>
    <style:style style:name="T70" style:parent-style-name="DefaultParagraphFont" style:family="text">
      <style:text-properties style:language-complex="ar" style:country-complex="EG"/>
    </style:style>
    <style:style style:name="T71" style:parent-style-name="DefaultParagraphFont" style:family="text">
      <style:text-properties style:language-complex="ar" style:country-complex="EG"/>
    </style:style>
    <style:style style:name="T72" style:parent-style-name="DefaultParagraphFont" style:family="text">
      <style:text-properties style:language-complex="ar" style:country-complex="EG"/>
    </style:style>
    <style:style style:name="T73" style:parent-style-name="DefaultParagraphFont" style:family="text">
      <style:text-properties style:language-complex="ar" style:country-complex="EG"/>
    </style:style>
    <style:style style:name="T74" style:parent-style-name="DefaultParagraphFont" style:family="text">
      <style:text-properties style:language-complex="ar" style:country-complex="EG"/>
    </style:style>
    <style:style style:name="T75" style:parent-style-name="DefaultParagraphFont" style:family="text">
      <style:text-properties style:language-complex="ar" style:country-complex="EG"/>
    </style:style>
    <style:style style:name="T76" style:parent-style-name="DefaultParagraphFont" style:family="text">
      <style:text-properties style:language-complex="ar" style:country-complex="EG"/>
    </style:style>
    <style:style style:name="T77" style:parent-style-name="DefaultParagraphFont" style:family="text">
      <style:text-properties style:language-complex="ar" style:country-complex="EG"/>
    </style:style>
    <style:style style:name="T78" style:parent-style-name="DefaultParagraphFont" style:family="text">
      <style:text-properties style:language-complex="ar" style:country-complex="EG"/>
    </style:style>
    <style:style style:name="T79" style:parent-style-name="DefaultParagraphFont" style:family="text">
      <style:text-properties style:language-complex="ar" style:country-complex="EG"/>
    </style:style>
    <style:style style:name="P80" style:parent-style-name="Normal" style:family="paragraph">
      <style:text-properties style:language-complex="ar" style:country-complex="EG"/>
    </style:style>
    <style:style style:name="T81" style:parent-style-name="DefaultParagraphFont" style:family="text">
      <style:text-properties style:language-complex="ar" style:country-complex="EG"/>
    </style:style>
    <style:style style:name="T82" style:parent-style-name="DefaultParagraphFont" style:family="text">
      <style:text-properties style:language-complex="ar" style:country-complex="EG"/>
    </style:style>
    <style:style style:name="T83" style:parent-style-name="DefaultParagraphFont" style:family="text">
      <style:text-properties style:language-complex="ar" style:country-complex="EG"/>
    </style:style>
    <style:style style:name="T84" style:parent-style-name="DefaultParagraphFont" style:family="text">
      <style:text-properties style:language-complex="ar" style:country-complex="EG"/>
    </style:style>
    <style:style style:name="T85" style:parent-style-name="DefaultParagraphFont" style:family="text">
      <style:text-properties style:language-complex="ar" style:country-complex="EG"/>
    </style:style>
    <style:style style:name="T86" style:parent-style-name="DefaultParagraphFont" style:family="text">
      <style:text-properties style:language-complex="ar" style:country-complex="EG"/>
    </style:style>
    <style:style style:name="T87" style:parent-style-name="DefaultParagraphFont" style:family="text">
      <style:text-properties style:language-complex="ar" style:country-complex="EG"/>
    </style:style>
    <style:style style:name="T88" style:parent-style-name="DefaultParagraphFont" style:family="text">
      <style:text-properties style:language-complex="ar" style:country-complex="EG"/>
    </style:style>
    <style:style style:name="T89" style:parent-style-name="DefaultParagraphFont" style:family="text">
      <style:text-properties style:language-complex="ar" style:country-complex="EG"/>
    </style:style>
    <style:style style:name="T90" style:parent-style-name="DefaultParagraphFont" style:family="text">
      <style:text-properties style:language-complex="ar" style:country-complex="EG"/>
    </style:style>
    <style:style style:name="T91" style:parent-style-name="DefaultParagraphFont" style:family="text">
      <style:text-properties style:language-complex="ar" style:country-complex="EG"/>
    </style:style>
    <style:style style:name="T92" style:parent-style-name="DefaultParagraphFont" style:family="text">
      <style:text-properties style:language-complex="ar" style:country-complex="EG"/>
    </style:style>
    <style:style style:name="T93" style:parent-style-name="DefaultParagraphFont" style:family="text">
      <style:text-properties style:language-complex="ar" style:country-complex="EG"/>
    </style:style>
    <style:style style:name="T94" style:parent-style-name="DefaultParagraphFont" style:family="text">
      <style:text-properties style:language-complex="ar" style:country-complex="EG"/>
    </style:style>
    <style:style style:name="T95" style:parent-style-name="DefaultParagraphFont" style:family="text">
      <style:text-properties style:language-complex="ar" style:country-complex="EG"/>
    </style:style>
    <style:style style:name="T96" style:parent-style-name="DefaultParagraphFont" style:family="text">
      <style:text-properties style:language-complex="ar" style:country-complex="EG"/>
    </style:style>
    <style:style style:name="T97" style:parent-style-name="DefaultParagraphFont" style:family="text">
      <style:text-properties style:language-complex="ar" style:country-complex="EG"/>
    </style:style>
    <style:style style:name="T98" style:parent-style-name="DefaultParagraphFont" style:family="text">
      <style:text-properties style:language-complex="ar" style:country-complex="EG"/>
    </style:style>
    <style:style style:name="T99" style:parent-style-name="DefaultParagraphFont" style:family="text">
      <style:text-properties style:language-complex="ar" style:country-complex="EG"/>
    </style:style>
    <style:style style:name="T100" style:parent-style-name="DefaultParagraphFont" style:family="text">
      <style:text-properties style:language-complex="ar" style:country-complex="EG"/>
    </style:style>
    <style:style style:name="T101" style:parent-style-name="DefaultParagraphFont" style:family="text">
      <style:text-properties style:language-complex="ar" style:country-complex="EG"/>
    </style:style>
    <style:style style:name="P102" style:parent-style-name="Normal" style:family="paragraph">
      <style:text-properties style:language-complex="ar" style:country-complex="EG"/>
    </style:style>
    <style:style style:name="T103" style:parent-style-name="DefaultParagraphFont" style:family="text">
      <style:text-properties style:language-complex="ar" style:country-complex="EG"/>
    </style:style>
    <style:style style:name="T104" style:parent-style-name="DefaultParagraphFont" style:family="text">
      <style:text-properties style:language-complex="ar" style:country-complex="EG"/>
    </style:style>
    <style:style style:name="T105" style:parent-style-name="DefaultParagraphFont" style:family="text">
      <style:text-properties style:language-complex="ar" style:country-complex="EG"/>
    </style:style>
    <style:style style:name="T106" style:parent-style-name="DefaultParagraphFont" style:family="text">
      <style:text-properties style:language-complex="ar" style:country-complex="EG"/>
    </style:style>
    <style:style style:name="T107" style:parent-style-name="DefaultParagraphFont" style:family="text">
      <style:text-properties style:language-complex="ar" style:country-complex="EG"/>
    </style:style>
    <style:style style:name="T108" style:parent-style-name="DefaultParagraphFont" style:family="text">
      <style:text-properties style:language-complex="ar" style:country-complex="EG"/>
    </style:style>
    <style:style style:name="T109" style:parent-style-name="DefaultParagraphFont" style:family="text">
      <style:text-properties style:language-complex="ar" style:country-complex="EG"/>
    </style:style>
    <style:style style:name="T110" style:parent-style-name="DefaultParagraphFont" style:family="text">
      <style:text-properties style:language-complex="ar" style:country-complex="EG"/>
    </style:style>
    <style:style style:name="T111" style:parent-style-name="DefaultParagraphFont" style:family="text">
      <style:text-properties style:language-complex="ar" style:country-complex="EG"/>
    </style:style>
    <style:style style:name="T112" style:parent-style-name="DefaultParagraphFont" style:family="text">
      <style:text-properties style:language-complex="ar" style:country-complex="EG"/>
    </style:style>
    <style:style style:name="T113" style:parent-style-name="DefaultParagraphFont" style:family="text">
      <style:text-properties style:language-complex="ar" style:country-complex="EG"/>
    </style:style>
    <style:style style:name="T114" style:parent-style-name="DefaultParagraphFont" style:family="text">
      <style:text-properties style:language-complex="ar" style:country-complex="EG"/>
    </style:style>
    <style:style style:name="T115" style:parent-style-name="DefaultParagraphFont" style:family="text">
      <style:text-properties style:language-complex="ar" style:country-complex="EG"/>
    </style:style>
    <style:style style:name="T116" style:parent-style-name="DefaultParagraphFont" style:family="text">
      <style:text-properties style:language-complex="ar" style:country-complex="EG"/>
    </style:style>
    <style:style style:name="P117" style:parent-style-name="Normal" style:family="paragraph">
      <style:text-properties style:language-complex="ar" style:country-complex="EG"/>
    </style:style>
    <style:style style:name="P118" style:parent-style-name="Normal" style:family="paragraph">
      <style:text-properties style:language-complex="ar" style:country-complex="EG"/>
    </style:style>
    <style:style style:name="T119" style:parent-style-name="DefaultParagraphFont" style:family="text">
      <style:text-properties style:language-complex="ar" style:country-complex="EG"/>
    </style:style>
    <style:style style:name="T120" style:parent-style-name="DefaultParagraphFont" style:family="text">
      <style:text-properties style:language-complex="ar" style:country-complex="EG"/>
    </style:style>
    <style:style style:name="T121" style:parent-style-name="DefaultParagraphFont" style:family="text">
      <style:text-properties style:language-complex="ar" style:country-complex="EG"/>
    </style:style>
    <style:style style:name="T122" style:parent-style-name="DefaultParagraphFont" style:family="text">
      <style:text-properties style:language-complex="ar" style:country-complex="EG"/>
    </style:style>
    <style:style style:name="T123" style:parent-style-name="DefaultParagraphFont" style:family="text">
      <style:text-properties style:language-complex="ar" style:country-complex="EG"/>
    </style:style>
    <style:style style:name="T124" style:parent-style-name="DefaultParagraphFont" style:family="text">
      <style:text-properties style:language-complex="ar" style:country-complex="EG"/>
    </style:style>
    <style:style style:name="P125" style:parent-style-name="Normal" style:family="paragraph">
      <style:text-properties style:language-complex="ar" style:country-complex="EG"/>
    </style:style>
    <style:style style:name="T126" style:parent-style-name="DefaultParagraphFont" style:family="text">
      <style:text-properties style:language-complex="ar" style:country-complex="EG"/>
    </style:style>
    <style:style style:name="T127" style:parent-style-name="DefaultParagraphFont" style:family="text">
      <style:text-properties style:language-complex="ar" style:country-complex="EG"/>
    </style:style>
    <style:style style:name="T128" style:parent-style-name="DefaultParagraphFont" style:family="text">
      <style:text-properties style:language-complex="ar" style:country-complex="EG"/>
    </style:style>
    <style:style style:name="T129" style:parent-style-name="DefaultParagraphFont" style:family="text">
      <style:text-properties style:language-complex="ar" style:country-complex="EG"/>
    </style:style>
    <style:style style:name="T130" style:parent-style-name="DefaultParagraphFont" style:family="text">
      <style:text-properties style:language-complex="ar" style:country-complex="EG"/>
    </style:style>
    <style:style style:name="T131" style:parent-style-name="DefaultParagraphFont" style:family="text">
      <style:text-properties style:language-complex="ar" style:country-complex="EG"/>
    </style:style>
    <style:style style:name="T132" style:parent-style-name="DefaultParagraphFont" style:family="text">
      <style:text-properties style:language-complex="ar" style:country-complex="EG"/>
    </style:style>
    <style:style style:name="T133" style:parent-style-name="DefaultParagraphFont" style:family="text">
      <style:text-properties style:language-complex="ar" style:country-complex="EG"/>
    </style:style>
    <style:style style:name="T134" style:parent-style-name="DefaultParagraphFont" style:family="text">
      <style:text-properties style:language-complex="ar" style:country-complex="EG"/>
    </style:style>
    <style:style style:name="T135" style:parent-style-name="DefaultParagraphFont" style:family="text">
      <style:text-properties style:language-complex="ar" style:country-complex="EG"/>
    </style:style>
    <style:style style:name="T136" style:parent-style-name="DefaultParagraphFont" style:family="text">
      <style:text-properties style:language-complex="ar" style:country-complex="EG"/>
    </style:style>
    <style:style style:name="T137" style:parent-style-name="DefaultParagraphFont" style:family="text">
      <style:text-properties style:language-complex="ar" style:country-complex="EG"/>
    </style:style>
    <style:style style:name="T138" style:parent-style-name="DefaultParagraphFont" style:family="text">
      <style:text-properties style:language-complex="ar" style:country-complex="EG"/>
    </style:style>
    <style:style style:name="T139" style:parent-style-name="DefaultParagraphFont" style:family="text">
      <style:text-properties style:language-complex="ar" style:country-complex="EG"/>
    </style:style>
    <style:style style:name="P140" style:parent-style-name="Normal" style:family="paragraph">
      <style:text-properties style:language-complex="ar" style:country-complex="EG"/>
    </style:style>
    <style:style style:name="P141" style:parent-style-name="Normal" style:family="paragraph">
      <style:text-properties style:language-complex="ar" style:country-complex="EG"/>
    </style:style>
    <style:style style:name="T142" style:parent-style-name="DefaultParagraphFont" style:family="text">
      <style:text-properties style:language-complex="ar" style:country-complex="EG"/>
    </style:style>
    <style:style style:name="T143" style:parent-style-name="DefaultParagraphFont" style:family="text">
      <style:text-properties style:language-complex="ar" style:country-complex="EG"/>
    </style:style>
    <style:style style:name="T144" style:parent-style-name="DefaultParagraphFont" style:family="text">
      <style:text-properties style:language-complex="ar" style:country-complex="EG"/>
    </style:style>
    <style:style style:name="T145" style:parent-style-name="DefaultParagraphFont" style:family="text">
      <style:text-properties style:language-complex="ar" style:country-complex="EG"/>
    </style:style>
    <style:style style:name="T146" style:parent-style-name="DefaultParagraphFont" style:family="text">
      <style:text-properties style:language-complex="ar" style:country-complex="EG"/>
    </style:style>
    <style:style style:name="T147" style:parent-style-name="DefaultParagraphFont" style:family="text">
      <style:text-properties style:language-complex="ar" style:country-complex="EG"/>
    </style:style>
    <style:style style:name="T148" style:parent-style-name="DefaultParagraphFont" style:family="text">
      <style:text-properties style:language-complex="ar" style:country-complex="EG"/>
    </style:style>
    <style:style style:name="T149" style:parent-style-name="DefaultParagraphFont" style:family="text">
      <style:text-properties style:language-complex="ar" style:country-complex="EG"/>
    </style:style>
    <style:style style:name="T150" style:parent-style-name="DefaultParagraphFont" style:family="text">
      <style:text-properties style:language-complex="ar" style:country-complex="EG"/>
    </style:style>
    <style:style style:name="T151" style:parent-style-name="DefaultParagraphFont" style:family="text">
      <style:text-properties style:language-complex="ar" style:country-complex="EG"/>
    </style:style>
    <style:style style:name="T152" style:parent-style-name="DefaultParagraphFont" style:family="text">
      <style:text-properties style:language-complex="ar" style:country-complex="EG"/>
    </style:style>
    <style:style style:name="P153" style:parent-style-name="Normal" style:family="paragraph">
      <style:text-properties style:language-complex="ar" style:country-complex="EG"/>
    </style:style>
    <style:style style:name="T154" style:parent-style-name="DefaultParagraphFont" style:family="text">
      <style:text-properties style:language-complex="ar" style:country-complex="EG"/>
    </style:style>
    <style:style style:name="T155" style:parent-style-name="DefaultParagraphFont" style:family="text">
      <style:text-properties style:language-complex="ar" style:country-complex="EG"/>
    </style:style>
    <style:style style:name="T156" style:parent-style-name="DefaultParagraphFont" style:family="text">
      <style:text-properties style:language-complex="ar" style:country-complex="EG"/>
    </style:style>
    <style:style style:name="T157" style:parent-style-name="DefaultParagraphFont" style:family="text">
      <style:text-properties style:language-complex="ar" style:country-complex="EG"/>
    </style:style>
    <style:style style:name="T158" style:parent-style-name="DefaultParagraphFont" style:family="text">
      <style:text-properties style:language-complex="ar" style:country-complex="EG"/>
    </style:style>
    <style:style style:name="T159" style:parent-style-name="DefaultParagraphFont" style:family="text">
      <style:text-properties style:language-complex="ar" style:country-complex="EG"/>
    </style:style>
    <style:style style:name="T160" style:parent-style-name="DefaultParagraphFont" style:family="text">
      <style:text-properties style:language-complex="ar" style:country-complex="EG"/>
    </style:style>
    <style:style style:name="T161" style:parent-style-name="DefaultParagraphFont" style:family="text">
      <style:text-properties style:language-complex="ar" style:country-complex="EG"/>
    </style:style>
    <style:style style:name="T162" style:parent-style-name="DefaultParagraphFont" style:family="text">
      <style:text-properties style:language-complex="ar" style:country-complex="EG"/>
    </style:style>
    <style:style style:name="T163" style:parent-style-name="DefaultParagraphFont" style:family="text">
      <style:text-properties style:language-complex="ar" style:country-complex="EG"/>
    </style:style>
    <style:style style:name="T164" style:parent-style-name="DefaultParagraphFont" style:family="text">
      <style:text-properties style:language-complex="ar" style:country-complex="EG"/>
    </style:style>
    <style:style style:name="T165" style:parent-style-name="DefaultParagraphFont" style:family="text">
      <style:text-properties style:language-complex="ar" style:country-complex="EG"/>
    </style:style>
    <style:style style:name="T166" style:parent-style-name="DefaultParagraphFont" style:family="text">
      <style:text-properties style:language-complex="ar" style:country-complex="EG"/>
    </style:style>
    <style:style style:name="T167" style:parent-style-name="DefaultParagraphFont" style:family="text">
      <style:text-properties style:language-complex="ar" style:country-complex="EG"/>
    </style:style>
    <style:style style:name="P168" style:parent-style-name="Normal" style:family="paragraph">
      <style:text-properties style:language-complex="ar" style:country-complex="EG"/>
    </style:style>
    <style:style style:name="P169" style:parent-style-name="Normal" style:family="paragraph">
      <style:text-properties style:language-complex="ar" style:country-complex="EG"/>
    </style:style>
    <style:style style:name="T170" style:parent-style-name="DefaultParagraphFont" style:family="text">
      <style:text-properties style:language-complex="ar" style:country-complex="EG"/>
    </style:style>
    <style:style style:name="T171" style:parent-style-name="DefaultParagraphFont" style:family="text">
      <style:text-properties style:language-complex="ar" style:country-complex="EG"/>
    </style:style>
    <style:style style:name="T172" style:parent-style-name="DefaultParagraphFont" style:family="text">
      <style:text-properties style:language-complex="ar" style:country-complex="EG"/>
    </style:style>
    <style:style style:name="T173" style:parent-style-name="DefaultParagraphFont" style:family="text">
      <style:text-properties style:language-complex="ar" style:country-complex="EG"/>
    </style:style>
    <style:style style:name="T174" style:parent-style-name="DefaultParagraphFont" style:family="text">
      <style:text-properties style:language-complex="ar" style:country-complex="EG"/>
    </style:style>
    <style:style style:name="T175" style:parent-style-name="DefaultParagraphFont" style:family="text">
      <style:text-properties style:language-complex="ar" style:country-complex="EG"/>
    </style:style>
    <style:style style:name="T176" style:parent-style-name="DefaultParagraphFont" style:family="text">
      <style:text-properties style:language-complex="ar" style:country-complex="EG"/>
    </style:style>
    <style:style style:name="T177" style:parent-style-name="DefaultParagraphFont" style:family="text">
      <style:text-properties style:language-complex="ar" style:country-complex="EG"/>
    </style:style>
    <style:style style:name="T178" style:parent-style-name="DefaultParagraphFont" style:family="text">
      <style:text-properties style:language-complex="ar" style:country-complex="EG"/>
    </style:style>
    <style:style style:name="T179" style:parent-style-name="DefaultParagraphFont" style:family="text">
      <style:text-properties style:language-complex="ar" style:country-complex="EG"/>
    </style:style>
    <style:style style:name="T180" style:parent-style-name="DefaultParagraphFont" style:family="text">
      <style:text-properties style:language-complex="ar" style:country-complex="EG"/>
    </style:style>
    <style:style style:name="P181" style:parent-style-name="Normal" style:family="paragraph">
      <style:text-properties style:language-complex="ar" style:country-complex="EG"/>
    </style:style>
    <style:style style:name="T182" style:parent-style-name="DefaultParagraphFont" style:family="text">
      <style:text-properties style:language-complex="ar" style:country-complex="EG"/>
    </style:style>
    <style:style style:name="T183" style:parent-style-name="DefaultParagraphFont" style:family="text">
      <style:text-properties style:language-complex="ar" style:country-complex="EG"/>
    </style:style>
    <style:style style:name="T184" style:parent-style-name="DefaultParagraphFont" style:family="text">
      <style:text-properties style:language-complex="ar" style:country-complex="EG"/>
    </style:style>
    <style:style style:name="T185" style:parent-style-name="DefaultParagraphFont" style:family="text">
      <style:text-properties style:language-complex="ar" style:country-complex="EG"/>
    </style:style>
    <style:style style:name="T186" style:parent-style-name="DefaultParagraphFont" style:family="text">
      <style:text-properties style:language-complex="ar" style:country-complex="EG"/>
    </style:style>
    <style:style style:name="T187" style:parent-style-name="DefaultParagraphFont" style:family="text">
      <style:text-properties style:language-complex="ar" style:country-complex="EG"/>
    </style:style>
    <style:style style:name="T188" style:parent-style-name="DefaultParagraphFont" style:family="text">
      <style:text-properties style:language-complex="ar" style:country-complex="EG"/>
    </style:style>
    <style:style style:name="T189" style:parent-style-name="DefaultParagraphFont" style:family="text">
      <style:text-properties style:language-complex="ar" style:country-complex="EG"/>
    </style:style>
    <style:style style:name="T190" style:parent-style-name="DefaultParagraphFont" style:family="text">
      <style:text-properties style:language-complex="ar" style:country-complex="EG"/>
    </style:style>
    <style:style style:name="T191" style:parent-style-name="DefaultParagraphFont" style:family="text">
      <style:text-properties style:language-complex="ar" style:country-complex="EG"/>
    </style:style>
    <style:style style:name="T192" style:parent-style-name="DefaultParagraphFont" style:family="text">
      <style:text-properties style:language-complex="ar" style:country-complex="EG"/>
    </style:style>
    <style:style style:name="T193" style:parent-style-name="DefaultParagraphFont" style:family="text">
      <style:text-properties style:language-complex="ar" style:country-complex="EG"/>
    </style:style>
    <style:style style:name="T194" style:parent-style-name="DefaultParagraphFont" style:family="text">
      <style:text-properties style:language-complex="ar" style:country-complex="EG"/>
    </style:style>
    <style:style style:name="T195" style:parent-style-name="DefaultParagraphFont" style:family="text">
      <style:text-properties style:language-complex="ar" style:country-complex="EG"/>
    </style:style>
    <style:style style:name="P196" style:parent-style-name="Normal" style:family="paragraph">
      <style:text-properties style:language-complex="ar" style:country-complex="EG"/>
    </style:style>
    <style:style style:name="P197" style:parent-style-name="Normal" style:family="paragraph">
      <style:text-properties style:language-complex="ar" style:country-complex="EG"/>
    </style:style>
    <style:style style:name="T198" style:parent-style-name="DefaultParagraphFont" style:family="text">
      <style:text-properties style:language-complex="ar" style:country-complex="EG"/>
    </style:style>
    <style:style style:name="T199" style:parent-style-name="DefaultParagraphFont" style:family="text">
      <style:text-properties style:language-complex="ar" style:country-complex="EG"/>
    </style:style>
    <style:style style:name="T200" style:parent-style-name="DefaultParagraphFont" style:family="text">
      <style:text-properties style:language-complex="ar" style:country-complex="EG"/>
    </style:style>
    <style:style style:name="T201" style:parent-style-name="DefaultParagraphFont" style:family="text">
      <style:text-properties style:language-complex="ar" style:country-complex="EG"/>
    </style:style>
    <style:style style:name="T202" style:parent-style-name="DefaultParagraphFont" style:family="text">
      <style:text-properties style:language-complex="ar" style:country-complex="EG"/>
    </style:style>
    <style:style style:name="T203" style:parent-style-name="DefaultParagraphFont" style:family="text">
      <style:text-properties style:language-complex="ar" style:country-complex="EG"/>
    </style:style>
    <style:style style:name="T204" style:parent-style-name="DefaultParagraphFont" style:family="text">
      <style:text-properties style:language-complex="ar" style:country-complex="EG"/>
    </style:style>
    <style:style style:name="T205" style:parent-style-name="DefaultParagraphFont" style:family="text">
      <style:text-properties style:language-complex="ar" style:country-complex="EG"/>
    </style:style>
    <style:style style:name="T206" style:parent-style-name="DefaultParagraphFont" style:family="text">
      <style:text-properties style:language-complex="ar" style:country-complex="EG"/>
    </style:style>
    <style:style style:name="T207" style:parent-style-name="DefaultParagraphFont" style:family="text">
      <style:text-properties style:font-name="Segoe UI Emoji" style:font-name-asian="Segoe UI Emoji" style:font-name-complex="Segoe UI Emoji" style:language-complex="ar" style:country-complex="EG"/>
    </style:style>
    <style:style style:name="T208" style:parent-style-name="DefaultParagraphFont" style:family="text">
      <style:text-properties style:language-complex="ar" style:country-complex="EG"/>
    </style:style>
    <style:style style:name="T209" style:parent-style-name="DefaultParagraphFont" style:family="text">
      <style:text-properties style:language-complex="ar" style:country-complex="EG"/>
    </style:style>
    <style:style style:name="T210" style:parent-style-name="DefaultParagraphFont" style:family="text">
      <style:text-properties style:language-complex="ar" style:country-complex="EG"/>
    </style:style>
    <style:style style:name="T211" style:parent-style-name="DefaultParagraphFont" style:family="text">
      <style:text-properties style:language-complex="ar" style:country-complex="EG"/>
    </style:style>
    <style:style style:name="T212" style:parent-style-name="DefaultParagraphFont" style:family="text">
      <style:text-properties style:language-complex="ar" style:country-complex="EG"/>
    </style:style>
    <style:style style:name="T213" style:parent-style-name="DefaultParagraphFont" style:family="text">
      <style:text-properties style:language-complex="ar" style:country-complex="EG"/>
    </style:style>
    <style:style style:name="T214" style:parent-style-name="DefaultParagraphFont" style:family="text">
      <style:text-properties style:font-name="Segoe UI Emoji" style:font-name-asian="Segoe UI Emoji" style:font-name-complex="Segoe UI Emoji" style:language-complex="ar" style:country-complex="EG"/>
    </style:style>
    <style:style style:name="T215" style:parent-style-name="DefaultParagraphFont" style:family="text">
      <style:text-properties style:language-complex="ar" style:country-complex="EG"/>
    </style:style>
    <style:style style:name="T216" style:parent-style-name="DefaultParagraphFont" style:family="text">
      <style:text-properties style:language-complex="ar" style:country-complex="EG"/>
    </style:style>
    <style:style style:name="T217" style:parent-style-name="DefaultParagraphFont" style:family="text">
      <style:text-properties style:language-complex="ar" style:country-complex="EG"/>
    </style:style>
    <style:style style:name="T218" style:parent-style-name="DefaultParagraphFont" style:family="text">
      <style:text-properties style:language-complex="ar" style:country-complex="EG"/>
    </style:style>
    <style:style style:name="T219" style:parent-style-name="DefaultParagraphFont" style:family="text">
      <style:text-properties style:language-complex="ar" style:country-complex="EG"/>
    </style:style>
    <style:style style:name="T220" style:parent-style-name="DefaultParagraphFont" style:family="text">
      <style:text-properties style:language-complex="ar" style:country-complex="EG"/>
    </style:style>
    <style:style style:name="T221" style:parent-style-name="DefaultParagraphFont" style:family="text">
      <style:text-properties style:font-name="Segoe UI Emoji" style:font-name-asian="Segoe UI Emoji" style:font-name-complex="Segoe UI Emoji" style:language-complex="ar" style:country-complex="EG"/>
    </style:style>
    <style:style style:name="T222" style:parent-style-name="DefaultParagraphFont" style:family="text">
      <style:text-properties style:language-complex="ar" style:country-complex="EG"/>
    </style:style>
    <style:style style:name="T223" style:parent-style-name="DefaultParagraphFont" style:family="text">
      <style:text-properties style:language-complex="ar" style:country-complex="EG"/>
    </style:style>
    <style:style style:name="T224" style:parent-style-name="DefaultParagraphFont" style:family="text">
      <style:text-properties style:language-complex="ar" style:country-complex="EG"/>
    </style:style>
    <style:style style:name="T225" style:parent-style-name="DefaultParagraphFont" style:family="text">
      <style:text-properties style:language-complex="ar" style:country-complex="EG"/>
    </style:style>
    <style:style style:name="T226" style:parent-style-name="DefaultParagraphFont" style:family="text">
      <style:text-properties style:language-complex="ar" style:country-complex="EG"/>
    </style:style>
    <style:style style:name="T227" style:parent-style-name="DefaultParagraphFont" style:family="text">
      <style:text-properties style:language-complex="ar" style:country-complex="EG"/>
    </style:style>
    <style:style style:name="T228" style:parent-style-name="DefaultParagraphFont" style:family="text">
      <style:text-properties style:language-complex="ar" style:country-complex="EG"/>
    </style:style>
    <style:style style:name="T229" style:parent-style-name="DefaultParagraphFont" style:family="text">
      <style:text-properties style:language-complex="ar" style:country-complex="EG"/>
    </style:style>
    <style:style style:name="T230" style:parent-style-name="DefaultParagraphFont" style:family="text">
      <style:text-properties style:language-complex="ar" style:country-complex="EG"/>
    </style:style>
    <style:style style:name="P231" style:parent-style-name="Normal" style:family="paragraph">
      <style:text-properties style:language-complex="ar" style:country-complex="EG"/>
    </style:style>
    <style:style style:name="T232" style:parent-style-name="DefaultParagraphFont" style:family="text">
      <style:text-properties style:language-complex="ar" style:country-complex="EG"/>
    </style:style>
    <style:style style:name="T233" style:parent-style-name="DefaultParagraphFont" style:family="text">
      <style:text-properties style:language-complex="ar" style:country-complex="EG"/>
    </style:style>
    <style:style style:name="T234" style:parent-style-name="DefaultParagraphFont" style:family="text">
      <style:text-properties style:language-complex="ar" style:country-complex="EG"/>
    </style:style>
    <style:style style:name="T235" style:parent-style-name="DefaultParagraphFont" style:family="text">
      <style:text-properties style:language-complex="ar" style:country-complex="EG"/>
    </style:style>
    <style:style style:name="T236" style:parent-style-name="DefaultParagraphFont" style:family="text">
      <style:text-properties style:language-complex="ar" style:country-complex="EG"/>
    </style:style>
    <style:style style:name="T237" style:parent-style-name="DefaultParagraphFont" style:family="text">
      <style:text-properties style:language-complex="ar" style:country-complex="EG"/>
    </style:style>
    <style:style style:name="T238" style:parent-style-name="DefaultParagraphFont" style:family="text">
      <style:text-properties style:language-complex="ar" style:country-complex="EG"/>
    </style:style>
    <style:style style:name="T239" style:parent-style-name="DefaultParagraphFont" style:family="text">
      <style:text-properties style:language-complex="ar" style:country-complex="EG"/>
    </style:style>
    <style:style style:name="T240" style:parent-style-name="DefaultParagraphFont" style:family="text">
      <style:text-properties style:language-complex="ar" style:country-complex="EG"/>
    </style:style>
    <style:style style:name="T241" style:parent-style-name="DefaultParagraphFont" style:family="text">
      <style:text-properties style:language-complex="ar" style:country-complex="EG"/>
    </style:style>
    <style:style style:name="T242" style:parent-style-name="DefaultParagraphFont" style:family="text">
      <style:text-properties style:language-complex="ar" style:country-complex="EG"/>
    </style:style>
    <style:style style:name="T243" style:parent-style-name="DefaultParagraphFont" style:family="text">
      <style:text-properties style:language-complex="ar" style:country-complex="EG"/>
    </style:style>
    <style:style style:name="T244" style:parent-style-name="DefaultParagraphFont" style:family="text">
      <style:text-properties style:language-complex="ar" style:country-complex="EG"/>
    </style:style>
    <style:style style:name="T245" style:parent-style-name="DefaultParagraphFont" style:family="text">
      <style:text-properties style:language-complex="ar" style:country-complex="EG"/>
    </style:style>
    <style:style style:name="T246" style:parent-style-name="DefaultParagraphFont" style:family="text">
      <style:text-properties style:language-complex="ar" style:country-complex="EG"/>
    </style:style>
    <style:style style:name="T247" style:parent-style-name="DefaultParagraphFont" style:family="text">
      <style:text-properties style:language-complex="ar" style:country-complex="EG"/>
    </style:style>
    <style:style style:name="T248" style:parent-style-name="DefaultParagraphFont" style:family="text">
      <style:text-properties style:language-complex="ar" style:country-complex="EG"/>
    </style:style>
    <style:style style:name="T249" style:parent-style-name="DefaultParagraphFont" style:family="text">
      <style:text-properties style:language-complex="ar" style:country-complex="EG"/>
    </style:style>
    <style:style style:name="T250" style:parent-style-name="DefaultParagraphFont" style:family="text">
      <style:text-properties style:language-complex="ar" style:country-complex="EG"/>
    </style:style>
    <style:style style:name="T251" style:parent-style-name="DefaultParagraphFont" style:family="text">
      <style:text-properties style:language-complex="ar" style:country-complex="EG"/>
    </style:style>
    <style:style style:name="T252" style:parent-style-name="DefaultParagraphFont" style:family="text">
      <style:text-properties style:language-complex="ar" style:country-complex="EG"/>
    </style:style>
    <style:style style:name="T253" style:parent-style-name="DefaultParagraphFont" style:family="text">
      <style:text-properties style:language-complex="ar" style:country-complex="EG"/>
    </style:style>
    <style:style style:name="T254" style:parent-style-name="DefaultParagraphFont" style:family="text">
      <style:text-properties style:language-complex="ar" style:country-complex="EG"/>
    </style:style>
    <style:style style:name="T255" style:parent-style-name="DefaultParagraphFont" style:family="text">
      <style:text-properties style:language-complex="ar" style:country-complex="EG"/>
    </style:style>
    <style:style style:name="T256" style:parent-style-name="DefaultParagraphFont" style:family="text">
      <style:text-properties style:font-name="Segoe UI Emoji" style:font-name-asian="Segoe UI Emoji" style:font-name-complex="Segoe UI Emoji" style:language-complex="ar" style:country-complex="EG"/>
    </style:style>
    <style:style style:name="T257" style:parent-style-name="DefaultParagraphFont" style:family="text">
      <style:text-properties style:language-complex="ar" style:country-complex="EG"/>
    </style:style>
    <style:style style:name="T258" style:parent-style-name="DefaultParagraphFont" style:family="text">
      <style:text-properties style:language-complex="ar" style:country-complex="EG"/>
    </style:style>
    <style:style style:name="T259" style:parent-style-name="DefaultParagraphFont" style:family="text">
      <style:text-properties style:language-complex="ar" style:country-complex="EG"/>
    </style:style>
    <style:style style:name="T260" style:parent-style-name="DefaultParagraphFont" style:family="text">
      <style:text-properties style:language-complex="ar" style:country-complex="EG"/>
    </style:style>
    <style:style style:name="T261" style:parent-style-name="DefaultParagraphFont" style:family="text">
      <style:text-properties style:language-complex="ar" style:country-complex="EG"/>
    </style:style>
    <style:style style:name="T262" style:parent-style-name="DefaultParagraphFont" style:family="text">
      <style:text-properties style:language-complex="ar" style:country-complex="EG"/>
    </style:style>
    <style:style style:name="T263" style:parent-style-name="DefaultParagraphFont" style:family="text">
      <style:text-properties style:font-name="Segoe UI Emoji" style:font-name-asian="Segoe UI Emoji" style:font-name-complex="Segoe UI Emoji" style:language-complex="ar" style:country-complex="EG"/>
    </style:style>
    <style:style style:name="T264" style:parent-style-name="DefaultParagraphFont" style:family="text">
      <style:text-properties style:language-complex="ar" style:country-complex="EG"/>
    </style:style>
    <style:style style:name="T265" style:parent-style-name="Hyperlink" style:family="text">
      <style:text-properties style:language-complex="ar" style:country-complex="EG"/>
    </style:style>
    <style:style style:name="T266" style:parent-style-name="DefaultParagraphFont" style:family="text">
      <style:text-properties style:language-complex="ar" style:country-complex="EG"/>
    </style:style>
    <style:style style:name="T267" style:parent-style-name="DefaultParagraphFont" style:family="text">
      <style:text-properties style:language-complex="ar" style:country-complex="EG"/>
    </style:style>
    <style:style style:name="T268" style:parent-style-name="DefaultParagraphFont" style:family="text">
      <style:text-properties style:language-complex="ar" style:country-complex="EG"/>
    </style:style>
    <style:style style:name="T269" style:parent-style-name="DefaultParagraphFont" style:family="text">
      <style:text-properties style:language-complex="ar" style:country-complex="EG"/>
    </style:style>
    <style:style style:name="T270" style:parent-style-name="DefaultParagraphFont" style:family="text">
      <style:text-properties style:font-name="Segoe UI Emoji" style:font-name-asian="Segoe UI Emoji" style:font-name-complex="Segoe UI Emoji" style:language-complex="ar" style:country-complex="EG"/>
    </style:style>
    <style:style style:name="T271" style:parent-style-name="DefaultParagraphFont" style:family="text">
      <style:text-properties style:language-complex="ar" style:country-complex="EG"/>
    </style:style>
    <style:style style:name="T272" style:parent-style-name="DefaultParagraphFont" style:family="text">
      <style:text-properties style:language-complex="ar" style:country-complex="EG"/>
    </style:style>
    <style:style style:name="T273" style:parent-style-name="DefaultParagraphFont" style:family="text">
      <style:text-properties style:language-complex="ar" style:country-complex="EG"/>
    </style:style>
    <style:style style:name="T274" style:parent-style-name="DefaultParagraphFont" style:family="text">
      <style:text-properties style:language-complex="ar" style:country-complex="EG"/>
    </style:style>
    <style:style style:name="T275" style:parent-style-name="DefaultParagraphFont" style:family="text">
      <style:text-properties style:language-complex="ar" style:country-complex="EG"/>
    </style:style>
    <style:style style:name="T276" style:parent-style-name="DefaultParagraphFont" style:family="text">
      <style:text-properties style:language-complex="ar" style:country-complex="EG"/>
    </style:style>
    <style:style style:name="T277" style:parent-style-name="DefaultParagraphFont" style:family="text">
      <style:text-properties style:language-complex="ar" style:country-complex="EG"/>
    </style:style>
    <style:style style:name="T278" style:parent-style-name="DefaultParagraphFont" style:family="text">
      <style:text-properties style:language-complex="ar" style:country-complex="EG"/>
    </style:style>
    <style:style style:name="T279" style:parent-style-name="DefaultParagraphFont" style:family="text">
      <style:text-properties style:language-complex="ar" style:country-complex="EG"/>
    </style:style>
    <style:style style:name="P280" style:parent-style-name="Normal" style:family="paragraph">
      <style:text-properties style:language-complex="ar" style:country-complex="EG"/>
    </style:style>
    <style:style style:name="T281" style:parent-style-name="DefaultParagraphFont" style:family="text">
      <style:text-properties style:language-complex="ar" style:country-complex="EG"/>
    </style:style>
    <style:style style:name="T282" style:parent-style-name="DefaultParagraphFont" style:family="text">
      <style:text-properties style:language-complex="ar" style:country-complex="EG"/>
    </style:style>
    <style:style style:name="T283" style:parent-style-name="DefaultParagraphFont" style:family="text">
      <style:text-properties style:language-complex="ar" style:country-complex="EG"/>
    </style:style>
    <style:style style:name="T284" style:parent-style-name="DefaultParagraphFont" style:family="text">
      <style:text-properties style:language-complex="ar" style:country-complex="EG"/>
    </style:style>
    <style:style style:name="T285" style:parent-style-name="DefaultParagraphFont" style:family="text">
      <style:text-properties style:language-complex="ar" style:country-complex="EG"/>
    </style:style>
    <style:style style:name="T286" style:parent-style-name="DefaultParagraphFont" style:family="text">
      <style:text-properties style:language-complex="ar" style:country-complex="EG"/>
    </style:style>
    <style:style style:name="T287" style:parent-style-name="DefaultParagraphFont" style:family="text">
      <style:text-properties style:language-complex="ar" style:country-complex="EG"/>
    </style:style>
    <style:style style:name="T288" style:parent-style-name="DefaultParagraphFont" style:family="text">
      <style:text-properties style:language-complex="ar" style:country-complex="EG"/>
    </style:style>
    <style:style style:name="T289" style:parent-style-name="DefaultParagraphFont" style:family="text">
      <style:text-properties style:language-complex="ar" style:country-complex="EG"/>
    </style:style>
    <style:style style:name="T290" style:parent-style-name="DefaultParagraphFont" style:family="text">
      <style:text-properties style:language-complex="ar" style:country-complex="EG"/>
    </style:style>
    <style:style style:name="T291" style:parent-style-name="DefaultParagraphFont" style:family="text">
      <style:text-properties style:language-complex="ar" style:country-complex="EG"/>
    </style:style>
    <style:style style:name="T292" style:parent-style-name="DefaultParagraphFont" style:family="text">
      <style:text-properties style:language-complex="ar" style:country-complex="EG"/>
    </style:style>
    <style:style style:name="T293" style:parent-style-name="DefaultParagraphFont" style:family="text">
      <style:text-properties style:language-complex="ar" style:country-complex="EG"/>
    </style:style>
    <style:style style:name="T294" style:parent-style-name="DefaultParagraphFont" style:family="text">
      <style:text-properties style:language-complex="ar" style:country-complex="EG"/>
    </style:style>
    <style:style style:name="T295" style:parent-style-name="DefaultParagraphFont" style:family="text">
      <style:text-properties style:language-complex="ar" style:country-complex="EG"/>
    </style:style>
    <style:style style:name="T296" style:parent-style-name="DefaultParagraphFont" style:family="text">
      <style:text-properties style:language-complex="ar" style:country-complex="EG"/>
    </style:style>
    <style:style style:name="T297" style:parent-style-name="DefaultParagraphFont" style:family="text">
      <style:text-properties style:language-complex="ar" style:country-complex="EG"/>
    </style:style>
    <style:style style:name="T298" style:parent-style-name="DefaultParagraphFont" style:family="text">
      <style:text-properties style:language-complex="ar" style:country-complex="EG"/>
    </style:style>
    <style:style style:name="T299" style:parent-style-name="DefaultParagraphFont" style:family="text">
      <style:text-properties style:language-complex="ar" style:country-complex="EG"/>
    </style:style>
    <style:style style:name="T300" style:parent-style-name="DefaultParagraphFont" style:family="text">
      <style:text-properties style:language-complex="ar" style:country-complex="EG"/>
    </style:style>
    <style:style style:name="T301" style:parent-style-name="DefaultParagraphFont" style:family="text">
      <style:text-properties style:language-complex="ar" style:country-complex="EG"/>
    </style:style>
    <style:style style:name="T302" style:parent-style-name="DefaultParagraphFont" style:family="text">
      <style:text-properties style:language-complex="ar" style:country-complex="EG"/>
    </style:style>
    <style:style style:name="T303" style:parent-style-name="DefaultParagraphFont" style:family="text">
      <style:text-properties style:language-complex="ar" style:country-complex="EG"/>
    </style:style>
    <style:style style:name="T304" style:parent-style-name="DefaultParagraphFont" style:family="text">
      <style:text-properties style:language-complex="ar" style:country-complex="EG"/>
    </style:style>
    <style:style style:name="T305" style:parent-style-name="DefaultParagraphFont" style:family="text">
      <style:text-properties style:language-complex="ar" style:country-complex="EG"/>
    </style:style>
    <style:style style:name="T306" style:parent-style-name="DefaultParagraphFont" style:family="text">
      <style:text-properties style:language-complex="ar" style:country-complex="EG"/>
    </style:style>
    <style:style style:name="T307" style:parent-style-name="DefaultParagraphFont" style:family="text">
      <style:text-properties style:language-complex="ar" style:country-complex="EG"/>
    </style:style>
    <style:style style:name="T308" style:parent-style-name="DefaultParagraphFont" style:family="text">
      <style:text-properties style:language-complex="ar" style:country-complex="EG"/>
    </style:style>
    <style:style style:name="T309" style:parent-style-name="DefaultParagraphFont" style:family="text">
      <style:text-properties style:language-complex="ar" style:country-complex="EG"/>
    </style:style>
    <style:style style:name="T310" style:parent-style-name="DefaultParagraphFont" style:family="text">
      <style:text-properties style:language-complex="ar" style:country-complex="EG"/>
    </style:style>
    <style:style style:name="T311" style:parent-style-name="DefaultParagraphFont" style:family="text">
      <style:text-properties style:language-complex="ar" style:country-complex="EG"/>
    </style:style>
    <style:style style:name="T312" style:parent-style-name="DefaultParagraphFont" style:family="text">
      <style:text-properties style:language-complex="ar" style:country-complex="EG"/>
    </style:style>
    <style:style style:name="T313" style:parent-style-name="DefaultParagraphFont" style:family="text">
      <style:text-properties style:language-complex="ar" style:country-complex="EG"/>
    </style:style>
    <style:style style:name="T314" style:parent-style-name="DefaultParagraphFont" style:family="text">
      <style:text-properties style:language-complex="ar" style:country-complex="EG"/>
    </style:style>
    <style:style style:name="T315" style:parent-style-name="DefaultParagraphFont" style:family="text">
      <style:text-properties style:language-complex="ar" style:country-complex="EG"/>
    </style:style>
    <style:style style:name="T316" style:parent-style-name="DefaultParagraphFont" style:family="text">
      <style:text-properties style:language-complex="ar" style:country-complex="EG"/>
    </style:style>
    <style:style style:name="T317" style:parent-style-name="DefaultParagraphFont" style:family="text">
      <style:text-properties style:language-complex="ar" style:country-complex="EG"/>
    </style:style>
    <style:style style:name="T318" style:parent-style-name="DefaultParagraphFont" style:family="text">
      <style:text-properties style:language-complex="ar" style:country-complex="EG"/>
    </style:style>
    <style:style style:name="T319" style:parent-style-name="DefaultParagraphFont" style:family="text">
      <style:text-properties style:language-complex="ar" style:country-complex="EG"/>
    </style:style>
    <style:style style:name="T320" style:parent-style-name="DefaultParagraphFont" style:family="text">
      <style:text-properties style:language-complex="ar" style:country-complex="EG"/>
    </style:style>
    <style:style style:name="T321" style:parent-style-name="DefaultParagraphFont" style:family="text">
      <style:text-properties style:language-complex="ar" style:country-complex="EG"/>
    </style:style>
    <style:style style:name="T322" style:parent-style-name="DefaultParagraphFont" style:family="text">
      <style:text-properties style:language-complex="ar" style:country-complex="EG"/>
    </style:style>
    <style:style style:name="P323" style:parent-style-name="Normal" style:family="paragraph">
      <style:text-properties style:language-complex="ar" style:country-complex="EG"/>
    </style:style>
    <style:style style:name="T324" style:parent-style-name="DefaultParagraphFont" style:family="text">
      <style:text-properties style:language-complex="ar" style:country-complex="EG"/>
    </style:style>
    <style:style style:name="T325" style:parent-style-name="DefaultParagraphFont" style:family="text">
      <style:text-properties style:language-complex="ar" style:country-complex="EG"/>
    </style:style>
    <style:style style:name="T326" style:parent-style-name="DefaultParagraphFont" style:family="text">
      <style:text-properties style:language-complex="ar" style:country-complex="EG"/>
    </style:style>
    <style:style style:name="T327" style:parent-style-name="DefaultParagraphFont" style:family="text">
      <style:text-properties style:language-complex="ar" style:country-complex="EG"/>
    </style:style>
    <style:style style:name="T328" style:parent-style-name="DefaultParagraphFont" style:family="text">
      <style:text-properties style:language-complex="ar" style:country-complex="EG"/>
    </style:style>
    <style:style style:name="T329" style:parent-style-name="DefaultParagraphFont" style:family="text">
      <style:text-properties style:language-complex="ar" style:country-complex="EG"/>
    </style:style>
    <style:style style:name="T330" style:parent-style-name="DefaultParagraphFont" style:family="text">
      <style:text-properties style:language-complex="ar" style:country-complex="EG"/>
    </style:style>
    <style:style style:name="T331" style:parent-style-name="DefaultParagraphFont" style:family="text">
      <style:text-properties style:language-complex="ar" style:country-complex="EG"/>
    </style:style>
    <style:style style:name="T332" style:parent-style-name="DefaultParagraphFont" style:family="text">
      <style:text-properties style:language-complex="ar" style:country-complex="EG"/>
    </style:style>
    <style:style style:name="T333" style:parent-style-name="DefaultParagraphFont" style:family="text">
      <style:text-properties style:language-complex="ar" style:country-complex="EG"/>
    </style:style>
    <style:style style:name="T334" style:parent-style-name="DefaultParagraphFont" style:family="text">
      <style:text-properties style:language-complex="ar" style:country-complex="EG"/>
    </style:style>
    <style:style style:name="P335" style:parent-style-name="Normal" style:family="paragraph">
      <style:text-properties style:language-complex="ar" style:country-complex="EG"/>
    </style:style>
  </office:automatic-styles>
  <office:body>
    <office:text text:use-soft-page-breaks="true">
      <text:p text:style-name="P1"><text:span text:style-name="T2">&lt;!</text:span><text:span text:style-name="T3">DOCTYPE html</text:span><text:span text:style-name="T4">&gt;</text:span></text:p>
      <text:p text:style-name="Normal"><text:span text:style-name="T5">&lt;</text:span><text:span text:style-name="T6">html lang="ar</text:span><text:span text:style-name="T7">"&gt;</text:span></text:p>
      <text:p text:style-name="Normal"><text:span text:style-name="T8">&lt;</text:span><text:span text:style-name="T9">head</text:span><text:span text:style-name="T10">&gt;</text:span></text:p>
      <text:p text:style-name="Normal"><text:span text:style-name="T11"><text:s text:c="2"/>&lt;</text:span><text:span text:style-name="T12">meta charset="UTF-8</text:span><text:span text:style-name="T13">"&gt;</text:span></text:p>
      <text:p text:style-name="Normal"><text:span text:style-name="T14"><text:s text:c="2"/>&lt;</text:span><text:span text:style-name="T15">title&gt;Titanex&lt;/title</text:span><text:span text:style-name="T16">&gt;</text:span></text:p>
      <text:p text:style-name="Normal"><text:span text:style-name="T17">&lt;/</text:span><text:span text:style-name="T18">head</text:span><text:span text:style-name="T19">&gt;</text:span></text:p>
      <text:p text:style-name="Normal"><text:span text:style-name="T20">&lt;</text:span><text:span text:style-name="T21">body</text:span><text:span text:style-name="T22">&gt;</text:span></text:p>
      <text:p text:style-name="Normal"><text:span text:style-name="T23"><text:s text:c="2"/>&lt;</text:span><text:span text:style-name="T24">header</text:span><text:span text:style-name="T25">&gt;</text:span></text:p>
      <text:p text:style-name="Normal"><text:span text:style-name="T26"><text:s text:c="4"/>&lt;</text:span><text:span text:style-name="T27">div class="logo-container</text:span><text:span text:style-name="T28">"&gt;</text:span></text:p>
      <text:p text:style-name="Normal"><text:span text:style-name="T29"><text:s text:c="6"/>&lt;</text:span><text:span text:style-name="T30">img src="/attachments/KzqV7gBkYizet5uPq2VJN.png" alt</text:span><text:span text:style-name="T31">="شعار<text:s/></text:span><text:span text:style-name="T32">Titanex" class="logo-img</text:span><text:span text:style-name="T33">"&gt;</text:span></text:p>
      <text:p text:style-name="Normal"><text:span text:style-name="T34"><text:s text:c="6"/>&lt;</text:span><text:span text:style-name="T35">h1&gt;Titanex&lt;/h1</text:span><text:span text:style-name="T36">&gt;</text:span></text:p>
      <text:p text:style-name="Normal"><text:span text:style-name="T37"><text:s text:c="4"/>&lt;/</text:span><text:span text:style-name="T38">div</text:span><text:span text:style-name="T39">&gt;</text:span></text:p>
      <text:p text:style-name="Normal"><text:span text:style-name="T40"><text:s text:c="4"/>&lt;</text:span><text:span text:style-name="T41">nav</text:span><text:span text:style-name="T42">&gt;</text:span></text:p>
      <text:p text:style-name="Normal"><text:span text:style-name="T43"><text:s text:c="6"/>&lt;</text:span><text:span text:style-name="T44">ul</text:span><text:span text:style-name="T45">&gt;</text:span></text:p>
      <text:p text:style-name="Normal"><text:span text:style-name="T46"><text:s text:c="8"/>&lt;</text:span><text:span text:style-name="T47">li&gt;&lt;a href="https://codepen.io/Lop-Lop-the-solid/full/emZZavY" target="_blank</text:span><text:span text:style-name="T48">"&gt;الرؤية&lt;/</text:span><text:span text:style-name="T49">a&gt;&lt;/li</text:span><text:span text:style-name="T50">&gt;</text:span></text:p>
      <text:p text:style-name="Normal"><text:span text:style-name="T51"><text:s text:c="8"/>&lt;</text:span><text:span text:style-name="T52">li&gt;&lt;a href="https://codepen.io/Lop-Lop-the-solid/full/ogxgRem" target="_blank</text:span><text:span text:style-name="T53">"&gt;من نحن&lt;/</text:span><text:span text:style-name="T54">a&gt;&lt;/li</text:span><text:span text:style-name="T55">&gt;</text:span></text:p>
      <text:p text:style-name="Normal"><text:span text:style-name="T56"><text:s text:c="8"/>&lt;</text:span><text:span text:style-name="T57">li&gt;&lt;a href="https://codepen.io/Lop-Lop-the-solid/full/zxqYZQj" target="_blank</text:span><text:span text:style-name="T58">"&gt;التوزيع&lt;/</text:span><text:span text:style-name="T59">a&gt;&lt;/li</text:span><text:span text:style-name="T60">&gt;</text:span></text:p>
      <text:p text:style-name="Normal"><text:span text:style-name="T61"><text:s text:c="8"/>&lt;</text:span><text:span text:style-name="T62">li&gt;&lt;a href</text:span><text:span text:style-name="T63">="#"&gt;الوثائق&lt;/</text:span><text:span text:style-name="T64">a&gt;&lt;/li</text:span><text:span text:style-name="T65">&gt;</text:span></text:p>
      <text:p text:style-name="Normal"><text:span text:style-name="T66"><text:s text:c="8"/>&lt;</text:span><text:span text:style-name="T67">li&gt;&lt;a href</text:span><text:span text:style-name="T68">="#"&gt;اتصل بنا&lt;/</text:span><text:span text:style-name="T69">a&gt;&lt;/li</text:span><text:span text:style-name="T70">&gt;</text:span></text:p>
      <text:p text:style-name="Normal"><text:span text:style-name="T71"><text:s text:c="6"/>&lt;/</text:span><text:span text:style-name="T72">ul</text:span><text:span text:style-name="T73">&gt;</text:span></text:p>
      <text:p text:style-name="Normal"><text:span text:style-name="T74"><text:s text:c="4"/>&lt;/</text:span><text:span text:style-name="T75">nav</text:span><text:span text:style-name="T76">&gt;</text:span></text:p>
      <text:p text:style-name="Normal"><text:span text:style-name="T77"><text:s text:c="2"/>&lt;/</text:span><text:span text:style-name="T78">header</text:span><text:span text:style-name="T79">&gt;</text:span></text:p>
      <text:p text:style-name="P80"/>
      <text:p text:style-name="Normal"><text:span text:style-name="T81"><text:s text:c="2"/>&lt;</text:span><text:span text:style-name="T82">section class="hero</text:span><text:span text:style-name="T83">"&gt;</text:span></text:p>
      <text:p text:style-name="Normal"><text:span text:style-name="T84"><text:s text:c="4"/>&lt;</text:span><text:span text:style-name="T85">h2</text:span><text:span text:style-name="T86">&gt;العدالة تبدأ من هنا&lt;/</text:span><text:span text:style-name="T87">h2</text:span><text:span text:style-name="T88">&gt;</text:span></text:p>
      <text:p text:style-name="Normal"><text:span text:style-name="T89"><text:s text:c="4"/>&lt;</text:span><text:span text:style-name="T90">p</text:span><text:span text:style-name="T91">&gt;مشروع رقمي مستقل يعيد توزيع القوة والفرص&lt;/</text:span><text:span text:style-name="T92">p</text:span><text:span text:style-name="T93">&gt;</text:span></text:p>
      <text:p text:style-name="Normal"><text:span text:style-name="T94"><text:s text:c="4"/>&lt;</text:span><text:span text:style-name="T95">a href="https://codepen.io/Lop-Lop-the-solid/full/ogxgRem" class="cta" target="_blank</text:span><text:span text:style-name="T96">"&gt;اكتشف المشروع&lt;/</text:span><text:span text:style-name="T97">a</text:span><text:span text:style-name="T98">&gt;</text:span></text:p>
      <text:p text:style-name="Normal"><text:span text:style-name="T99"><text:s text:c="2"/>&lt;/</text:span><text:span text:style-name="T100">section</text:span><text:span text:style-name="T101">&gt;</text:span></text:p>
      <text:p text:style-name="P102"/>
      <text:p text:style-name="Normal"><text:span text:style-name="T103"><text:s text:c="2"/>&lt;</text:span><text:span text:style-name="T104">section id="vision</text:span><text:span text:style-name="T105">"&gt;</text:span></text:p>
      <text:p text:style-name="Normal"><text:span text:style-name="T106"><text:s text:c="4"/>&lt;</text:span><text:span text:style-name="T107">h2</text:span><text:span text:style-name="T108">&gt;الرؤية&lt;/</text:span><text:span text:style-name="T109">h2</text:span><text:span text:style-name="T110">&gt;</text:span></text:p>
      <text:p text:style-name="Normal"><text:span text:style-name="T111"><text:s text:c="4"/>&lt;</text:span><text:span text:style-name="T112">p</text:span><text:span text:style-name="T113">&gt;</text:span></text:p>
      <text:p text:style-name="Normal"><text:span text:style-name="T114"><text:s text:c="6"/></text:span><text:span text:style-name="T115">Titanex</text:span><text:span text:style-name="T116"><text:s/>وُلد من الرفض، ليكون رمزًا للعدالة الرقمية. <text:s/></text:span></text:p>
      <text:p text:style-name="P117"><text:s text:c="6"/>رؤيتنا هي إعادة توزيع الرموز، الفرص، والثقة — من العراق إلى العالم. <text:s/></text:p>
      <text:p text:style-name="P118"><text:s text:c="6"/>كل صفحة، كل زر، كل رمز… يحمل وعدًا.</text:p>
      <text:p text:style-name="Normal"><text:span text:style-name="T119"><text:s text:c="4"/>&lt;/</text:span><text:span text:style-name="T120">p</text:span><text:span text:style-name="T121">&gt;</text:span></text:p>
      <text:p text:style-name="Normal"><text:span text:style-name="T122"><text:s text:c="2"/>&lt;/</text:span><text:span text:style-name="T123">section</text:span><text:span text:style-name="T124">&gt;</text:span></text:p>
      <text:p text:style-name="P125"/>
      <text:p text:style-name="Normal"><text:span text:style-name="T126"><text:s text:c="2"/>&lt;</text:span><text:span text:style-name="T127">section class="about</text:span><text:span text:style-name="T128">"&gt;</text:span></text:p>
      <text:p text:style-name="Normal"><text:span text:style-name="T129"><text:s text:c="4"/>&lt;</text:span><text:span text:style-name="T130">h2</text:span><text:span text:style-name="T131">&gt;من نحن&lt;/</text:span><text:span text:style-name="T132">h2</text:span><text:span text:style-name="T133">&gt;</text:span></text:p>
      <text:p text:style-name="Normal"><text:span text:style-name="T134"><text:s text:c="4"/>&lt;</text:span><text:span text:style-name="T135">p</text:span><text:span text:style-name="T136">&gt;</text:span></text:p>
      <text:p text:style-name="Normal"><text:span text:style-name="T137"><text:s text:c="6"/></text:span><text:span text:style-name="T138">Titanex</text:span><text:span text:style-name="T139"><text:s/>هو مشروع رقمي مستقل، وُلد من الحاجة إلى العدالة، والشفافية، وإعادة توزيع الرموز والفرص. <text:s/></text:span></text:p>
      <text:p text:style-name="P140"><text:s text:c="6"/>نحن لا نبيع رموزًا، بل نعيد تعريفها. <text:s/></text:p>
      <text:p text:style-name="P141"><text:s text:c="6"/>كل سطر كود، كل تصميم، كل قرار — يحمل معنى.</text:p>
      <text:p text:style-name="Normal"><text:span text:style-name="T142"><text:s text:c="4"/>&lt;/</text:span><text:span text:style-name="T143">p</text:span><text:span text:style-name="T144">&gt;</text:span></text:p>
      <text:p text:style-name="Normal"><text:span text:style-name="T145"><text:s text:c="4"/>&lt;</text:span><text:span text:style-name="T146">img src="https://images.unsplash.com/photo-1605902711622-cfb43c4437d1" alt</text:span><text:span text:style-name="T147">="رمز الحماية"<text:s/></text:span><text:span text:style-name="T148">class="about-img</text:span><text:span text:style-name="T149">"&gt;</text:span></text:p>
      <text:p text:style-name="Normal"><text:span text:style-name="T150"><text:s text:c="2"/>&lt;/</text:span><text:span text:style-name="T151">section</text:span><text:span text:style-name="T152">&gt;</text:span></text:p>
      <text:p text:style-name="P153"/>
      <text:p text:style-name="Normal"><text:span text:style-name="T154"><text:s text:c="2"/>&lt;</text:span><text:span text:style-name="T155">section class="distribution</text:span><text:span text:style-name="T156">"&gt;</text:span></text:p>
      <text:p text:style-name="Normal"><text:span text:style-name="T157"><text:s text:c="4"/>&lt;</text:span><text:span text:style-name="T158">h2</text:span><text:span text:style-name="T159">&gt;التوزيع العادل&lt;/</text:span><text:span text:style-name="T160">h2</text:span><text:span text:style-name="T161">&gt;</text:span></text:p>
      <text:p text:style-name="Normal"><text:span text:style-name="T162"><text:s text:c="4"/>&lt;</text:span><text:span text:style-name="T163">p</text:span><text:span text:style-name="T164">&gt;</text:span></text:p>
      <text:p text:style-name="Normal"><text:span text:style-name="T165"><text:s text:c="6"/>في<text:s/></text:span><text:span text:style-name="T166">Titanex</text:span><text:span text:style-name="T167">، لا تُمنح الرموز عبثًا. <text:s/></text:span></text:p>
      <text:p text:style-name="P168"><text:s text:c="6"/>نحن نكرّم الداعمين الأوائل، ونوزّع الفرص بشفافية، ونضمن أن كل رمز يصل لمن يستحقه. <text:s/></text:p>
      <text:p text:style-name="P169"><text:s text:c="6"/>التوزيع ليس مجرد أرقام — إنه وعد بالعدالة.</text:p>
      <text:p text:style-name="Normal"><text:span text:style-name="T170"><text:s text:c="4"/>&lt;/</text:span><text:span text:style-name="T171">p</text:span><text:span text:style-name="T172">&gt;</text:span></text:p>
      <text:p text:style-name="Normal"><text:span text:style-name="T173"><text:s text:c="4"/>&lt;</text:span><text:span text:style-name="T174">img src="https://images.unsplash.com/photo-1581090700227-1e7e8e1f3b6b" alt</text:span><text:span text:style-name="T175">="رمز التوزيع"<text:s/></text:span><text:span text:style-name="T176">class="distribution-img</text:span><text:span text:style-name="T177">"&gt;</text:span></text:p>
      <text:p text:style-name="Normal"><text:span text:style-name="T178"><text:s text:c="2"/>&lt;/</text:span><text:span text:style-name="T179">section</text:span><text:span text:style-name="T180">&gt;</text:span></text:p>
      <text:p text:style-name="P181"/>
      <text:p text:style-name="Normal"><text:span text:style-name="T182"><text:s text:c="2"/>&lt;</text:span><text:span text:style-name="T183">section class="documents</text:span><text:span text:style-name="T184">"&gt;</text:span></text:p>
      <text:p text:style-name="Normal"><text:span text:style-name="T185"><text:s text:c="4"/>&lt;</text:span><text:span text:style-name="T186">h2</text:span><text:span text:style-name="T187">&gt;الوثائق الرمزية&lt;/</text:span><text:span text:style-name="T188">h2</text:span><text:span text:style-name="T189">&gt;</text:span></text:p>
      <text:p text:style-name="Normal"><text:span text:style-name="T190"><text:s text:c="4"/>&lt;</text:span><text:span text:style-name="T191">p</text:span><text:span text:style-name="T192">&gt;</text:span></text:p>
      <text:p text:style-name="Normal"><text:span text:style-name="T193"><text:s text:c="6"/>كل وثيقة في<text:s/></text:span><text:span text:style-name="T194">Titanex</text:span><text:span text:style-name="T195"><text:s/>تحمل معنى. <text:s/></text:span></text:p>
      <text:p text:style-name="P196"><text:s text:c="6"/>من العقود إلى التوزيع، من البريد إلى النطاق — كل خطوة موثقة، وكل رمز محفوظ. <text:s/></text:p>
      <text:p text:style-name="P197"><text:s text:c="6"/>نحن نؤمن أن الشفافية هي أساس الثقة.</text:p>
      <text:p text:style-name="Normal"><text:span text:style-name="T198"><text:s text:c="4"/>&lt;/</text:span><text:span text:style-name="T199">p</text:span><text:span text:style-name="T200">&gt;</text:span></text:p>
      <text:p text:style-name="Normal"><text:span text:style-name="T201"><text:s text:c="4"/>&lt;</text:span><text:span text:style-name="T202">ul class="doc-list</text:span><text:span text:style-name="T203">"&gt;</text:span></text:p>
      <text:p text:style-name="Normal"><text:span text:style-name="T204"><text:s text:c="6"/>&lt;</text:span><text:span text:style-name="T205">li&gt;&lt;a href</text:span><text:span text:style-name="T206">="#"&gt;</text:span><text:span text:style-name="T207">📄</text:span><text:span text:style-name="T208"><text:s/>وثيقة التوزيع العادل&lt;/</text:span><text:span text:style-name="T209">a&gt;&lt;/li</text:span><text:span text:style-name="T210">&gt;</text:span></text:p>
      <text:p text:style-name="Normal"><text:span text:style-name="T211"><text:s text:c="6"/>&lt;</text:span><text:span text:style-name="T212">li&gt;&lt;a href</text:span><text:span text:style-name="T213">="#"&gt;</text:span><text:span text:style-name="T214">📄</text:span><text:span text:style-name="T215"><text:s/>عقد المشروع الرمزي&lt;/</text:span><text:span text:style-name="T216">a&gt;&lt;/li</text:span><text:span text:style-name="T217">&gt;</text:span></text:p>
      <text:p text:style-name="Normal"><text:span text:style-name="T218"><text:s text:c="6"/>&lt;</text:span><text:span text:style-name="T219">li&gt;&lt;a href</text:span><text:span text:style-name="T220">="#"&gt;</text:span><text:span text:style-name="T221">📄</text:span><text:span text:style-name="T222"><text:s/>سجل الداعمين الأوائل&lt;/</text:span><text:span text:style-name="T223">a&gt;&lt;/li</text:span><text:span text:style-name="T224">&gt;</text:span></text:p>
      <text:p text:style-name="Normal"><text:span text:style-name="T225"><text:s text:c="4"/>&lt;/</text:span><text:span text:style-name="T226">ul</text:span><text:span text:style-name="T227">&gt;</text:span></text:p>
      <text:p text:style-name="Normal"><text:span text:style-name="T228"><text:s text:c="2"/>&lt;/</text:span><text:span text:style-name="T229">section</text:span><text:span text:style-name="T230">&gt;</text:span></text:p>
      <text:p text:style-name="P231"/>
      <text:p text:style-name="Normal"><text:span text:style-name="T232"><text:s text:c="2"/>&lt;</text:span><text:span text:style-name="T233">section class="contact</text:span><text:span text:style-name="T234">"&gt;</text:span></text:p>
      <text:p text:style-name="Normal"><text:span text:style-name="T235"><text:s text:c="4"/>&lt;</text:span><text:span text:style-name="T236">h2</text:span><text:span text:style-name="T237">&gt;اتصل بنا&lt;/</text:span><text:span text:style-name="T238">h2</text:span><text:span text:style-name="T239">&gt;</text:span></text:p>
      <text:p text:style-name="Normal"><text:span text:style-name="T240"><text:s text:c="4"/>&lt;</text:span><text:span text:style-name="T241">p</text:span><text:span text:style-name="T242">&gt;نحن هنا لنستمع، ونعيد بناء الثقة.&lt;/</text:span><text:span text:style-name="T243">p</text:span><text:span text:style-name="T244">&gt;</text:span></text:p>
      <text:p text:style-name="Normal"><text:span text:style-name="T245"><text:s text:c="4"/>&lt;</text:span><text:span text:style-name="T246">button onclick="showContactInfo</text:span><text:span text:style-name="T247">()"&gt;عرض معلومات التواصل&lt;/</text:span><text:span text:style-name="T248">button</text:span><text:span text:style-name="T249">&gt;</text:span></text:p>
      <text:p text:style-name="Normal"><text:span text:style-name="T250"><text:s text:c="4"/>&lt;</text:span><text:span text:style-name="T251">div id="contact-info" style="display: none; margin-top: 20px</text:span><text:span text:style-name="T252">;"&gt;</text:span></text:p>
      <text:p text:style-name="Normal"><text:span text:style-name="T253"><text:s text:c="6"/>&lt;</text:span><text:span text:style-name="T254">p</text:span><text:span text:style-name="T255">&gt;</text:span><text:span text:style-name="T256">📧</text:span><text:span text:style-name="T257"><text:s/>البريد الرسمي:<text:s/></text:span><text:span text:style-name="T258">contact@titanex.live&lt;/p</text:span><text:span text:style-name="T259">&gt;</text:span></text:p>
      <text:p text:style-name="Normal"><text:span text:style-name="T260"><text:s text:c="6"/>&lt;</text:span><text:span text:style-name="T261">p</text:span><text:span text:style-name="T262">&gt;</text:span><text:span text:style-name="T263">🌐</text:span><text:span text:style-name="T264"><text:s/>النطاق:<text:s/></text:span><text:a xlink:href="" office:target-frame-name="_top" xlink:show="replace"><text:span text:style-name="T265">www.titanex.live&lt;/p</text:span></text:a><text:span text:style-name="T266">&gt;</text:span></text:p>
      <text:p text:style-name="Normal"><text:span text:style-name="T267"><text:s text:c="6"/>&lt;</text:span><text:span text:style-name="T268">p</text:span><text:span text:style-name="T269">&gt;</text:span><text:span text:style-name="T270">📍</text:span><text:span text:style-name="T271"><text:s/>العراق — بغداد&lt;/</text:span><text:span text:style-name="T272">p</text:span><text:span text:style-name="T273">&gt;</text:span></text:p>
      <text:p text:style-name="Normal"><text:span text:style-name="T274"><text:s text:c="4"/>&lt;/</text:span><text:span text:style-name="T275">div</text:span><text:span text:style-name="T276">&gt;</text:span></text:p>
      <text:p text:style-name="Normal"><text:span text:style-name="T277"><text:s text:c="2"/>&lt;/</text:span><text:span text:style-name="T278">section</text:span><text:span text:style-name="T279">&gt;</text:span></text:p>
      <text:p text:style-name="P280"/>
      <text:p text:style-name="Normal"><text:span text:style-name="T281"><text:s text:c="2"/>&lt;</text:span><text:span text:style-name="T282">section class="contact-form</text:span><text:span text:style-name="T283">"&gt;</text:span></text:p>
      <text:p text:style-name="Normal"><text:span text:style-name="T284"><text:s text:c="4"/>&lt;</text:span><text:span text:style-name="T285">h3</text:span><text:span text:style-name="T286">&gt;أرسل لنا رسالة رمزية&lt;/</text:span><text:span text:style-name="T287">h3</text:span><text:span text:style-name="T288">&gt;</text:span></text:p>
      <text:p text:style-name="Normal"><text:span text:style-name="T289"><text:s text:c="4"/>&lt;</text:span><text:span text:style-name="T290">form onsubmit="handleSubmit(event)</text:span><text:span text:style-name="T291">"&gt;</text:span></text:p>
      <text:p text:style-name="Normal"><text:span text:style-name="T292"><text:s text:c="6"/>&lt;</text:span><text:span text:style-name="T293">input type="text" placeholder</text:span><text:span text:style-name="T294">="اسمك الرمزي"<text:s/></text:span><text:span text:style-name="T295">required</text:span><text:span text:style-name="T296">&gt;</text:span></text:p>
      <text:p text:style-name="Normal"><text:span text:style-name="T297"><text:s text:c="6"/>&lt;</text:span><text:span text:style-name="T298">input type="email" placeholder</text:span><text:span text:style-name="T299">="بريدك الإلكتروني"<text:s/></text:span><text:span text:style-name="T300">required</text:span><text:span text:style-name="T301">&gt;</text:span></text:p>
      <text:p text:style-name="Normal"><text:span text:style-name="T302"><text:s text:c="6"/>&lt;</text:span><text:span text:style-name="T303">textarea placeholder</text:span><text:span text:style-name="T304">="رسالتك الرمزية"<text:s/></text:span><text:span text:style-name="T305">required&gt;&lt;/textarea</text:span><text:span text:style-name="T306">&gt;</text:span></text:p>
      <text:p text:style-name="Normal"><text:span text:style-name="T307"><text:s text:c="6"/>&lt;</text:span><text:span text:style-name="T308">button type="submit</text:span><text:span text:style-name="T309">"&gt;إرسال&lt;/</text:span><text:span text:style-name="T310">button</text:span><text:span text:style-name="T311">&gt;</text:span></text:p>
      <text:p text:style-name="Normal"><text:span text:style-name="T312"><text:s text:c="4"/>&lt;/</text:span><text:span text:style-name="T313">form</text:span><text:span text:style-name="T314">&gt;</text:span></text:p>
      <text:p text:style-name="Normal"><text:span text:style-name="T315"><text:s text:c="4"/>&lt;</text:span><text:span text:style-name="T316">p id="confirmation" style="display: none; margin-top: 20px; color: #00d8ff</text:span><text:span text:style-name="T317">;"&gt;✅ تم إرسال رسالتك الرمزية بنجاح!&lt;/</text:span><text:span text:style-name="T318">p</text:span><text:span text:style-name="T319">&gt;</text:span></text:p>
      <text:p text:style-name="Normal"><text:span text:style-name="T320"><text:s text:c="2"/>&lt;/</text:span><text:span text:style-name="T321">section</text:span><text:span text:style-name="T322">&gt;</text:span></text:p>
      <text:p text:style-name="P323"/>
      <text:p text:style-name="Normal"><text:span text:style-name="T324"><text:s text:c="2"/>&lt;</text:span><text:span text:style-name="T325">p class="tagline</text:span><text:span text:style-name="T326">"&gt;رمزٌ للحماية، وعدٌ بالعدالة، وولادةٌ رقمية من قلب العراق&lt;/</text:span><text:span text:style-name="T327">p</text:span><text:span text:style-name="T328">&gt;</text:span></text:p>
      <text:p text:style-name="Normal"><text:span text:style-name="T329">&lt;/</text:span><text:span text:style-name="T330">body</text:span><text:span text:style-name="T331">&gt;</text:span></text:p>
      <text:p text:style-name="Normal"><text:span text:style-name="T332">&lt;/</text:span><text:span text:style-name="T333">html</text:span><text:span text:style-name="T334">&gt;</text:span></text:p>
      <text:p text:style-name="P3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 med</meta:initial-creator>
    <dc:creator>moh med</dc:creator>
    <meta:creation-date>2025-11-15T13:57:00Z</meta:creation-date>
    <dc:date>2025-11-15T13:57:00Z</dc:date>
    <meta:template xlink:href="Normal.dotm" xlink:type="simple"/>
    <meta:editing-cycles>3</meta:editing-cycles>
    <meta:editing-duration>PT120S</meta:editing-duration>
    <meta:document-statistic meta:page-count="1" meta:paragraph-count="6" meta:word-count="512" meta:character-count="3431" meta:row-count="24" meta:non-whitespace-character-count="2925"/>
  </office:meta>
</office:document-meta>
</file>